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E430000226CDF3ED2E065177858.svm" manifest:media-type=""/>
  <manifest:file-entry manifest:full-path="Pictures/100000000000044A000000A3E91C5AC6EAAA3F53.png" manifest:media-type="image/png"/>
  <manifest:file-entry manifest:full-path="Pictures/100000000000055600000300ADF8CFB9CF8CCC98.png" manifest:media-type="image/png"/>
  <manifest:file-entry manifest:full-path="Pictures/1000000000000430000000CAC660206DBDC9D1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T1" style:family="text">
      <style:text-properties officeooo:rsid="001b14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8</text:span></text:p>
      <text:p text:style-name="P1"/>
      <text:p text:style-name="P1"><draw:frame draw:style-name="fr1" draw:name="Figura1" text:anchor-type="paragraph" svg:width="17cm" svg:height="6.232cm" draw:z-index="0"><draw:image xlink:href="Pictures/2000000900005E430000226CDF3ED2E065177858.svm" xlink:type="simple" xlink:show="embed" xlink:actuate="onLoad"/></draw:frame></text:p>
      <text:p text:style-name="P1"/>
      <text:p text:style-name="P1"/>
      <text:p text:style-name="P1"><draw:frame draw:style-name="fr1" draw:name="Figura2" text:anchor-type="paragraph" svg:width="17cm" svg:height="2.522cm" draw:z-index="1"><draw:image xlink:href="Pictures/100000000000044A000000A3E91C5AC6EAAA3F53.png" xlink:type="simple" xlink:show="embed" xlink:actuate="onLoad"/></draw:frame></text:p>
      <text:p text:style-name="P1"/>
      <text:p text:style-name="P1"><draw:frame draw:style-name="fr2" draw:name="Figura3" text:anchor-type="paragraph" svg:width="17cm" svg:height="9.557cm" draw:z-index="2"><draw:image xlink:href="Pictures/100000000000055600000300ADF8CFB9CF8CCC98.png" xlink:type="simple" xlink:show="embed" xlink:actuate="onLoad"/></draw:frame></text:p>
      <text:p text:style-name="P1"><draw:frame draw:style-name="fr1" draw:name="Figura4" text:anchor-type="paragraph" svg:width="17cm" svg:height="3.203cm" draw:z-index="3"><draw:image xlink:href="Pictures/1000000000000430000000CAC660206DBDC9D1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46S</meta:editing-duration>
    <meta:editing-cycles>12</meta:editing-cycles>
    <meta:generator>LibreOffice/5.3.1.2$Windows_X86_64 LibreOffice_project/e80a0e0fd1875e1696614d24c32df0f95f03deb2</meta:generator>
    <dc:date>2018-03-06T16:32:10.488000000</dc:date>
    <meta:document-statistic meta:table-count="0" meta:image-count="4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